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cc00" draw:textarea-horizontal-align="left" draw:textarea-vertical-align="top" draw:auto-grow-height="false" fo:min-height="3.176cm" fo:min-width="25.2cm" draw:shadow="visible" draw:shadow-offset-x="0.106cm" draw:shadow-offset-y="0.106cm" draw:shadow-color="#c0c0c0" draw:shadow-opacity="50%"/>
    </style:style>
    <style:style style:name="gr2" style:family="graphic" style:parent-style-name="standard">
      <style:graphic-properties draw:fill="solid" draw:fill-color="#729fcf" draw:textarea-horizontal-align="left" draw:textarea-vertical-align="top" draw:auto-grow-height="false" fo:min-height="5.945cm" fo:min-width="25.2cm" draw:shadow="visible" draw:shadow-offset-x="0.106cm" draw:shadow-offset-y="0.106cm" draw:shadow-color="#c0c0c0" draw:shadow-opacity="50%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47cm" fo:min-width="4.684cm" draw:shadow="visible" draw:shadow-offset-x="0.106cm" draw:shadow-offset-y="0.106cm" draw:shadow-opacity="50%"/>
    </style:style>
    <style:style style:name="gr4" style:family="graphic" style:parent-style-name="standard">
      <style:graphic-properties draw:fill="solid" draw:fill-color="#66cc00" draw:textarea-horizontal-align="left" draw:textarea-vertical-align="top" draw:auto-grow-height="false" fo:min-height="3.814cm" fo:min-width="25.2cm" draw:shadow="visible" draw:shadow-offset-x="0.106cm" draw:shadow-offset-y="0.106cm" draw:shadow-color="#c0c0c0" draw:shadow-opacity="50%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47cm" fo:min-width="24.045cm" draw:shadow="visible" draw:shadow-offset-x="0.106cm" draw:shadow-offset-y="0.106cm" draw:shadow-opacity="50%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47cm" fo:min-width="3.544cm" draw:shadow="visible" draw:shadow-offset-x="0.106cm" draw:shadow-offset-y="0.106cm" draw:shadow-opacity="50%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1.046cm" fo:min-width="3.056cm" draw:shadow="visible" draw:shadow-offset-x="0.106cm" draw:shadow-offset-y="0.106cm" draw:shadow-opacity="50%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cm" fo:min-width="11.9cm" draw:shadow="visible" draw:shadow-offset-x="0.106cm" draw:shadow-offset-y="0.106cm" draw:shadow-opacity="50%"/>
    </style:style>
    <style:style style:name="gr9" style:family="graphic" style:parent-style-name="standard">
      <style:graphic-properties draw:fill-color="#999999" draw:opacity="100%" draw:textarea-horizontal-align="justify" draw:textarea-vertical-align="middle" draw:auto-grow-height="false" fo:min-height="1.3cm" fo:min-width="11.329cm" draw:shadow="visible" draw:shadow-offset-x="0.106cm" draw:shadow-offset-y="0.106cm" draw:shadow-opacity="50%"/>
    </style:style>
    <style:style style:name="gr10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1.046cm" fo:min-width="3.361cm" draw:shadow="visible" draw:shadow-offset-x="0.106cm" draw:shadow-offset-y="0.106cm" draw:shadow-opacity="50%"/>
    </style:style>
    <style:style style:name="gr11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1.046cm" fo:min-width="3.93cm" draw:shadow="visible" draw:shadow-offset-x="0.106cm" draw:shadow-offset-y="0.106cm" draw:shadow-opacity="50%"/>
    </style:style>
    <style:style style:name="gr12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1.046cm" fo:min-width="2.979cm" draw:shadow="visible" draw:shadow-offset-x="0.106cm" draw:shadow-offset-y="0.106cm" draw:shadow-opacity="50%"/>
    </style:style>
    <style:style style:name="gr13" style:family="graphic" style:parent-style-name="standard">
      <style:graphic-properties draw:stroke="dash" draw:stroke-dash="Ultrafine_20_Dashed" draw:fill-color="#b2b2b2" draw:opacity="100%" draw:textarea-horizontal-align="justify" draw:textarea-vertical-align="middle" draw:auto-grow-height="false" fo:min-height="1.046cm" fo:min-width="3.929cm" draw:shadow="visible" draw:shadow-offset-x="0.106cm" draw:shadow-offset-y="0.106cm" draw:shadow-opacity="50%"/>
    </style:style>
    <style:style style:name="gr14" style:family="graphic" style:parent-style-name="standard">
      <style:graphic-properties draw:stroke="dash" draw:stroke-dash="Ultrafine_20_Dashed" draw:fill-color="#b2b2b2" draw:opacity="100%" draw:textarea-horizontal-align="justify" draw:textarea-vertical-align="middle" draw:auto-grow-height="false" fo:min-height="1.046cm" fo:min-width="5.003cm" draw:shadow="visible" draw:shadow-offset-x="0.106cm" draw:shadow-offset-y="0.106cm" draw:shadow-opacity="5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1.046cm" fo:min-width="4.453cm" draw:shadow="visible" draw:shadow-offset-x="0.106cm" draw:shadow-offset-y="0.106cm" draw:shadow-opacity="5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1.047cm" fo:min-width="3.056cm" draw:shadow="visible" draw:shadow-offset-x="0.106cm" draw:shadow-offset-y="0.106cm" draw:shadow-opacity="50%"/>
    </style:style>
    <style:style style:name="gr17" style:family="graphic" style:parent-style-name="standard">
      <style:graphic-properties draw:fill-color="#b2b2b2" draw:opacity="100%" draw:textarea-horizontal-align="justify" draw:textarea-vertical-align="middle" draw:auto-grow-height="false" fo:min-height="1.047cm" fo:min-width="4.834cm" draw:shadow="visible" draw:shadow-offset-x="0.106cm" draw:shadow-offset-y="0.106cm" draw:shadow-opacity="50%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47cm" fo:min-width="5.596cm" draw:shadow="visible" draw:shadow-offset-x="0.106cm" draw:shadow-offset-y="0.106cm" draw:shadow-opacity="50%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47cm" fo:min-width="5.192cm" draw:shadow="visible" draw:shadow-offset-x="0.106cm" draw:shadow-offset-y="0.106cm" draw:shadow-opacity="50%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cc00"/>
      <style:paragraph-properties fo:text-align="center"/>
      <style:text-properties fo:color="#ffffff" style:font-name="Roboto" fo:font-weight="bold" style:font-weight-asian="bold" style:font-weight-complex="bold"/>
    </style:style>
    <style:style style:name="P3" style:family="paragraph">
      <loext:graphic-properties draw:fill="solid" draw:fill-color="#729fcf"/>
      <style:paragraph-properties fo:text-align="center"/>
      <style:text-properties fo:color="#ffffff" style:font-name="Roboto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Roboto" fo:font-weight="bold" style:font-weight-asian="bold" style:font-weight-complex="bold"/>
    </style:style>
    <style:style style:name="P5" style:family="paragraph">
      <loext:graphic-properties draw:fill-color="#ffffff" draw:opacity="100%"/>
      <style:paragraph-properties fo:text-align="center"/>
      <style:text-properties style:font-name="Roboto" fo:font-weight="bold" style:font-weight-asian="bold" style:font-weight-complex="bold"/>
    </style:style>
    <style:style style:name="P6" style:family="paragraph">
      <loext:graphic-properties draw:fill-color="#999999" draw:opacity="100%"/>
      <style:paragraph-properties fo:text-align="center"/>
      <style:text-properties style:font-name="Roboto" fo:font-weight="bold" style:font-weight-asian="bold" style:font-weight-complex="bold"/>
    </style:style>
    <style:style style:name="P7" style:family="paragraph">
      <loext:graphic-properties draw:fill-color="#b2b2b2" draw:opacity="100%"/>
      <style:paragraph-properties fo:text-align="center"/>
      <style:text-properties style:font-name="Roboto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style:font-name="Roboto" fo:font-weight="bold" style:font-weight-asian="bold" style:font-weight-complex="bold"/>
    </style:style>
    <style:style style:name="T2" style:family="text">
      <style:text-properties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7cm" svg:height="3.426cm" svg:x="1.143cm" svg:y="6.996cm">
          <text:p text:style-name="P1"><text:span text:style-name="T1">Briar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5.7cm" svg:height="6.195cm" svg:x="1.143cm" svg:y="12.384cm">
          <text:p text:style-name="P1"><text:span text:style-name="T1">Bram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184cm" svg:height="1.297cm" svg:x="1.42cm" svg:y="8.517cm">
          <text:p text:style-name="P1"><text:span text:style-name="T2">Mess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5.7cm" svg:height="4.064cm" svg:x="1.143cm" svg:y="1.567cm">
          <text:p text:style-name="P1"><text:span text:style-name="T1">Bri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4.545cm" svg:height="1.297cm" svg:x="1.563cm" svg:y="15.774cm">
          <text:p text:style-name="P1"><text:span text:style-name="T2">Message Synchron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044cm" svg:height="1.297cm" svg:x="7.509cm" svg:y="8.517cm">
          <text:p text:style-name="P1"><text:span text:style-name="T2">Foru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296cm" svg:x="12.528cm" svg:y="8.517cm">
          <text:p text:style-name="P1"><text:span text:style-name="T2">Blo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2.4cm" svg:height="1.55cm" svg:x="1.547cm" svg:y="3.276cm">
          <text:p text:style-name="P1"><text:span text:style-name="T2">Android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1.829cm" svg:height="1.55cm" svg:x="14.517cm" svg:y="3.276cm">
          <text:p text:style-name="P1"><text:span text:style-name="T2">Desktop 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61cm" svg:height="1.296cm" svg:x="1.563cm" svg:y="17.853cm">
          <text:p text:style-name="P1"><text:span text:style-name="T2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4.43cm" svg:height="1.296cm" svg:x="6.181cm" svg:y="17.853cm">
          <text:p text:style-name="P1"><text:span text:style-name="T2">Bluetoo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479cm" svg:height="1.296cm" svg:x="11.369cm" svg:y="17.853cm">
          <text:p text:style-name="P1"><text:span text:style-name="T2">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429cm" svg:height="1.296cm" svg:x="15.418cm" svg:y="17.853cm">
          <text:p text:style-name="P1"><text:span text:style-name="T2">I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5.503cm" svg:height="1.296cm" svg:x="20.605cm" svg:y="17.853cm">
          <text:p text:style-name="P1"><text:span text:style-name="T2">Wi-Fi Dir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4.953cm" svg:height="1.296cm" svg:x="21.336cm" svg:y="8.517cm">
          <text:p text:style-name="P1"><text:span text:style-name="T2">RSS 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556cm" svg:height="1.297cm" svg:x="17.018cm" svg:y="8.517cm">
          <text:p text:style-name="P1"><text:span text:style-name="T2">Gr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184cm" svg:height="1.297cm" svg:x="1.557cm" svg:y="13.881cm">
          <text:p text:style-name="P1"><text:span text:style-name="T2">Pe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5.334cm" svg:height="1.297cm" svg:x="7.366cm" svg:y="13.881cm">
          <text:p text:style-name="P1"><text:span text:style-name="T2">Id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6.096cm" svg:height="1.297cm" svg:x="13.462cm" svg:y="13.908cm">
          <text:p text:style-name="P1"><text:span text:style-name="T2">Cryptogra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5.692cm" svg:height="1.297cm" svg:x="20.32cm" svg:y="13.905cm">
          <text:p text:style-name="P1"><text:span text:style-name="T2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20:26:09.509250314</meta:creation-date>
    <dc:date>2017-05-04T12:54:21.029061507</dc:date>
    <meta:editing-duration>PT31M31S</meta:editing-duration>
    <meta:editing-cycles>7</meta:editing-cycles>
    <meta:generator>LibreOffice/5.1.6.2.0$Linux_X86_64 LibreOffice_project/10$Build-2</meta:generator>
    <meta:document-statistic meta:object-count="38"/>
  </office:meta>
</office:document-meta>
</file>